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01fb10" officeooo:paragraph-rsid="0001fb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1fb10" officeooo:paragraph-rsid="0001fb1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1fb10" officeooo:paragraph-rsid="0001fb1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44529" officeooo:paragraph-rsid="0004452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fb10" officeooo:paragraph-rsid="0001fb1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fb10" officeooo:paragraph-rsid="0002c12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4529" officeooo:paragraph-rsid="0004452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e794" officeooo:paragraph-rsid="0005e79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e794" officeooo:paragraph-rsid="0009477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094778" officeooo:paragraph-rsid="00094778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01fb10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4529" officeooo:paragraph-rsid="00094778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5e794" officeooo:paragraph-rsid="0005e794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094778" officeooo:paragraph-rsid="0009477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4778" officeooo:paragraph-rsid="0009477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fb10" officeooo:paragraph-rsid="000b610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44529" officeooo:paragraph-rsid="0009477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1fb10" officeooo:paragraph-rsid="000b610d" style:font-size-asian="10.5pt" style:font-weight-asian="bold" style:font-size-complex="12pt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05e794"/>
    </style:style>
    <style:style style:name="T1" style:family="text">
      <style:text-properties fo:font-size="16pt" fo:font-weight="bold" officeooo:rsid="0001fb10" style:font-size-asian="16pt" style:font-weight-asian="bold" style:font-size-complex="16pt" style:font-weight-complex="bold"/>
    </style:style>
    <style:style style:name="T2" style:family="text">
      <style:text-properties officeooo:rsid="0002c12f"/>
    </style:style>
    <style:style style:name="T3" style:family="text">
      <style:text-properties officeooo:rsid="0005e794"/>
    </style:style>
    <style:style style:name="T4" style:family="text">
      <style:text-properties officeooo:rsid="00078fbf"/>
    </style:style>
    <style:style style:name="T5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05e794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078fbf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0b610d" style:font-size-asian="10.5pt" style:font-weight-asian="normal" style:font-size-complex="12pt" style:font-weight-complex="normal"/>
    </style:style>
    <style:style style:name="T9" style:family="text">
      <style:text-properties officeooo:rsid="000b610d"/>
    </style:style>
    <style:style style:name="T10" style:family="text">
      <style:text-properties fo:font-weight="normal" officeooo:rsid="000b610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Relatório do 1º projecto de Análise e Síntese de Algoritmos</text:span></text:p>
      <text:p text:style-name="P12"/>
      <text:p text:style-name="P2">Henrique Caldeira, 75838</text:p>
      <text:p text:style-name="P2">Pedro Bucho, 69537</text:p>
      <text:p text:style-name="P2"/>
      <text:p text:style-name="P4">Introdução:</text:p>
      <text:p text:style-name="P17">O problema deste projecto é um caso de uma aplicação real de grafos não dirigidos.<text:line-break/>Cada um dos autores é um dos vértices do grafo, e as relações de colaboração são representadas pelos arcos(ou arestas).</text:p>
      <text:p text:style-name="P17"><text:span text:style-name="T9">A posiçao de Paul Erdós representa o vértice inicial a partir do qual se vai descobrir o resto dos vértices.</text:span> <text:s/></text:p>
      <text:p text:style-name="P6"/>
      <text:p text:style-name="P19">Solução:</text:p>
      <text:p text:style-name="P19"><text:span text:style-name="T10"/></text:p>
      <text:p text:style-name="P19"><text:span text:style-name="T10">Estruturas de dados:</text:span></text:p>
      <text:p text:style-name="P7">Decidimos usar uma representação do grafo <text:span text:style-name="T2">por lista de adjecencias por ser aquela em que é mais económico inicializar e guardar o grafo (O(V+E), contra a complexidade O(V^2) para as matrizes).</text:span></text:p>
      <text:p text:style-name="P7"/>
      <text:p text:style-name="P17">Como estrutura de dados para representar o grafo, usámos <text:span text:style-name="T2">um vector de objectos da nossa classe em </text:span></text:p>
      <text:p text:style-name="P17"><text:span text:style-name="T2">C++ 'Node', em que cada um dos quais contém um ponteiro para uma lista ligada com todos os seus vértices adjecentes.</text:span></text:p>
      <text:p text:style-name="P7"/>
      <text:p text:style-name="P13">A inserção de um arco no grafo consiste na inserção de um elemento no inicio da lista ligada do respectivo vértice, o que é feito em O(1). </text:p>
      <text:p text:style-name="P13"/>
      <text:p text:style-name="P18">Algortimo:</text:p>
      <text:p text:style-name="P8">Para resolver o problema em questão, decidimos usar uma BFS, pois o que se precisa é a distância a que todos os vértices estão da origem.<text:line-break/><text:line-break/>A <text:span text:style-name="T3">implementação deste algoritmo implicou também o uso de uma outra classe em C++ a que chamámos Queue, para representar a fila necessária ao algoritmo. A implementação foi feita de modo a que as operaçoes “enqueue”(adicionar) e “dequeue”(remover) tenham complexidade O(1).</text:span></text:p>
      <text:p text:style-name="P8"/>
      <text:p text:style-name="P8"/>
      <text:p text:style-name="P5">Avaliação teórica:</text:p>
      <text:p text:style-name="P5"/>
      <text:p text:style-name="P9">Dado um número V de vértices e E de arcos:</text:p>
      <text:p text:style-name="P9"/>
      <text:list xml:id="list3971737637253201081" text:style-name="L1">
        <text:list-item>
          <text:p text:style-name="P14">Na fase de inicialização do grafo, é necessário inserir os vértices e os arcos. </text:p>
        </text:list-item>
      </text:list>
      <text:p text:style-name="P9"><text:tab/>A inserção dos vértices tem complexidade O(V).</text:p>
      <text:list xml:id="list1090452746266541673" text:style-name="L2">
        <text:list-item>
          <text:p text:style-name="P20"><text:span text:style-name="T6">Já para </text:span><text:span text:style-name="T7">a inserção dos arcos, como o grafo é 'não dirigido', é necessário inserir cada arco nas duas direcções. Logo a complexidade é O(2E), </text:span><text:span text:style-name="T8">que é O(E).</text:span></text:p>
        </text:list-item>
      </text:list>
      <text:p text:style-name="P9"/>
      <text:p text:style-name="P9"><text:tab/><text:tab/>T(inicialização) = <text:span text:style-name="T4">t(ins.vertices) + t(ins.arcos) =</text:span></text:p>
      <text:p text:style-name="P9"><text:tab/><text:tab/><text:tab/> <text:s text:c="2"/><text:tab/> <text:s/><text:span text:style-name="T4">= O(V) + O(E) =</text:span></text:p>
      <text:p text:style-name="P10"><text:s text:c="2"/><text:tab/><text:tab/><text:tab/> <text:s text:c="2"/><text:tab/> <text:s/><text:span text:style-name="T4">= O(V+E)</text:span></text:p>
      <text:list xml:id="list4008000003072276526" text:style-name="L3">
        <text:list-header>
          <text:p text:style-name="P15"/>
          <text:p text:style-name="P15"/>
        </text:list-header>
        <text:list-item>
          <text:p text:style-name="P15"><text:soft-page-break/>Para o algoritmo, como implementámos a partir do pseudo-código, a complexidade é O(V+E).</text:p>
        </text:list-item>
      </text:list>
      <text:p text:style-name="P16"><text:tab/></text:p>
      <text:p text:style-name="P16"><text:tab/><text:tab/>T(bfs) = O(V+E)</text:p>
      <text:p text:style-name="P16"/>
      <text:p text:style-name="P11"><text:span text:style-name="T5">Logo, a complexidade total do programa é O(V+E).</text:span></text:p>
      <text:p text:style-name="P8"/>
      <text:p text:style-name="P8"/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08:18:25.691540374</meta:creation-date>
    <dc:date>2015-03-22T08:03:11.050409987</dc:date>
    <meta:editing-duration>PT36M33S</meta:editing-duration>
    <meta:editing-cycles>5</meta:editing-cycles>
    <meta:generator>LibreOffice/4.4.1.2$Linux_x86 LibreOffice_project/45e2de17089c24a1fa810c8f975a7171ba4cd432</meta:generator>
    <meta:document-statistic meta:table-count="0" meta:image-count="0" meta:object-count="0" meta:page-count="2" meta:paragraph-count="29" meta:word-count="343" meta:character-count="2014" meta:non-whitespace-character-count="1667"/>
  </office:meta>
</office:document-meta>
</file>